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, te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OA Reset</text:p>
          </table:table-cell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20:11:22.185335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16T21:41:32.585447798</dc:date>
    <meta:editing-duration>PT18H48M49S</meta:editing-duration>
    <meta:editing-cycles>13</meta:editing-cycles>
    <meta:generator>LibreOffice/6.0.3.2$Linux_X86_64 LibreOffice_project/00m0$Build-2</meta:generator>
    <meta:document-statistic meta:table-count="1" meta:cell-count="168" meta:object-count="0"/>
  </office:meta>
</office:document-meta>
</file>